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size="9pt" style:font-size-asian="7.84999990463257pt" style:font-size-complex="9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run-through="foreground" style:wrap="parallel" style:number-wrapped-paragraphs="no-limit" style:wrap-contour="false" style:vertical-pos="from-top" style:horizontal-pos="from-left" style:horizontal-rel="paragraph" style:shadow="none" draw:ole-draw-aspect="1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1508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3016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452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6028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753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9043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0547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.2055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.3563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339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4681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02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9362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170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4043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6382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.87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1063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sheet – Note Detect <text:s text:c="98"/></text:p>
      <text:p text:style-name="P5"/>
      <text:p text:style-name="P2">Prerequisites:</text:p>
      <text:p text:style-name="P2"><text:span text:style-name="T2"><text:s text:c="4"/>This worksheet assumes that you have already completed the wave player and recorder tutorials.</text:span></text:p>
      <text:p text:style-name="P2"><text:span text:style-name="T2"/></text:p>
      <text:p text:style-name="P2">Goals:</text:p>
      <text:p text:style-name="P6"><text:s text:c="4"/>- To determine <text:s/>the notes that a person sings.</text:p>
      <text:p text:style-name="P6"><text:s text:c="4"/></text:p>
      <text:p text:style-name="P2">Introduction:</text:p>
      <text:p text:style-name="P6"><text:s text:c="4"/>Even if you didn't do my midi sampler tutorial, you probably know that every pitch has a fundamental frequency, these are listed on the last page. <text:s/>Now this tutorial assumes you are using wave files (though any uncompressed pcm format will work), so your raw data is in the time domain. <text:s/>You have a series of numbers each representing the amplitude at the next time interval. </text:p>
      <text:p text:style-name="P6"/>
      <text:p text:style-name="P6"><text:s/>To get at the pitch, you will first need to convert your data to the frequency domain. <text:s/>This can be done with an Fast Fourier Transform (FFT), but before you go rushing off to do so there are some things that must be considered. <text:s/>The more data you feed into FFT, the greater the resolution of your frequency domain output. <text:s/>However, you lose time resolution, so if more than one note is sung you will want to feed the data in in chunks. <text:s/>I recommend using files with a sample rate of 44.1 kHz and then using chunks 16,384 samples long (must be a power of two for the most efficient FFT's). <text:s/>This will give you a couple of notes per second and allow for a frequency resolution of 2.75 Hz, (which is important for lower octaves). <text:s/>Remember by the Nyquist Theorem, you get frequencies up to ½ of your sample rate; meaning 22.5 kHz for 44.1 kHz. <text:s/>Also, when you feed data into an FFT, you get the same number of complex return values as you gave it, but only the first half are useful. <text:s text:c="2"/>This means that 16,384 samples will give you 8,192 frequency bands. <text:s/>These bands represent the amplitude of all the frequencies in their domain. <text:s/></text:p>
      <text:p text:style-name="P6"/>
      <text:p text:style-name="P6"><text:s/>In a pure tone, the frequency band with the highest magnitude contains the frequency of the pure tones pitch. <text:s/>To get the note, simply find the average frequency of the largest frequency band, and find the note that is closest to it (usually contained in the band for pure tones). </text:p>
      <text:p text:style-name="P6"/>
      <text:p text:style-name="P6">However, a person's voice is not a pure tone, and contains lots of different component frequencies. <text:s/>The bad news is the maximum frequency does not have to be the pitch of the person's voice. Now for the good news, the maximum frequency should be a harmonic (or an integer divisor) of the fundamental frequency, and the fundamental frequency will be larger than those around it. <text:s text:c="2"/>To make this task a little easier below is an algorithm for finding the fundamental frequency:</text:p>
      <text:list text:style-name="L3">
        <text:list-item>
          <text:p text:style-name="P7">First find the five maximum frequency bands ensuring they are all at least 5% different from each other to prevent a cluster of points around one harmonic.</text:p>
        </text:list-item>
        <text:list-item>
          <text:p text:style-name="P7">Second arrange the points by frequency (highest to lowest)</text:p>
        </text:list-item>
        <text:list-item>
          <text:p text:style-name="P7">Finally find the lowest frequency that is an integer divisor of the highest frequency (within a certain margin of error, I suggest 5%).</text:p>
        </text:list-item>
      </text:list>
      <text:p text:style-name="P6"/>
      <text:p text:style-name="P2"><text:span text:style-name="T2">This should yield the frequency band containing the fundamental frequency. <text:s/>Depending on how high the fundamental frequency is, it may or may not be in the same band as the pure pitch it represents, so </text:span><text:soft-page-break/><text:span text:style-name="T2">find the closest pure tone (or note) and return it.</text:span></text:p>
      <text:list text:style-name="L4">
        <text:list-header>
          <text:p text:style-name="P8"><text:span text:style-name="T3">Tasks:</text:span></text:p>
          <text:p text:style-name="P8"><text:s/>- Ensure that you have a sound file handler of some sort coded</text:p>
          <text:p text:style-name="P8"><text:s/>- Get a pre-coded FFT and learn how to implement it</text:p>
          <text:p text:style-name="P8"><text:s/>- Use the algorithm in the introduction to make a main file that finds which note a person sings</text:p>
        </text:list-header>
      </text:list>
      <text:p text:style-name="P6"/>
      <text:p text:style-name="P2">Additional Information</text:p>
      <text:p text:style-name="P6"/>
      <text:p text:style-name="P6"/>
      <text:p text:style-name="P6"><text:soft-page-break/><draw:frame draw:style-name="fr1" draw:name="Object1" text:anchor-type="as-char" svg:y="-8.1693in" svg:width="3.5563in" svg:height="8.5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1" style:family="text">
      <style:text-properties fo:font-size="9pt" style:font-size-asian="7.84999990463257pt" style:font-size-complex="9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ext:p text:style-name="Header"><text:span text:style-name="T1">Note Detect, last revised on </text:span><text:span text:style-name="T1"><text:date style:data-style-name="N37" text:date-value="2008-07-24T13:10:34.99" text:fixed="true">07/24/08</text:dat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hn Brock</meta:initial-creator>
    <meta:creation-date>2008-07-24T13:10:35</meta:creation-date>
    <dc:creator>John Brock</dc:creator>
    <dc:date>2008-07-24T14:25:32</dc:date>
    <meta:editing-cycles>4</meta:editing-cycles>
    <meta:editing-duration>PT45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3" meta:paragraph-count="22" meta:word-count="598" meta:character-count="35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319in" fo:break-before="auto" style:use-optimal-row-height="true"/>
    </style:style>
    <style:style style:name="ro2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Nimbus Roman No9 L" style:font-size-complex="6.80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Nimbus Roman No9 L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Nimbus Roman No9 L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Nimbus Roman No9 L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end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Nimbus Roman No9 L" style:font-size-complex="6.8000001907348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>
            <text:p>Note</text:p>
          </table:table-cell>
          <table:table-cell table:style-name="ce1" office:value-type="string">
            <text:p>Frequency</text:p>
          </table:table-cell>
          <table:table-cell table:style-name="ce1" office:value-type="string">
            <text:p>Note</text:p>
          </table:table-cell>
          <table:table-cell table:style-name="ce4" office:value-type="string">
            <text:p>Frequency</text:p>
          </table:table-cell>
        </table:table-row>
        <table:table-row table:style-name="ro1">
          <table:table-cell office:value-type="string">
            <text:p>C2</text:p>
          </table:table-cell>
          <table:table-cell table:formula="oooc:=[.B3]*2^(-1/12)" office:value-type="float" office:value="65.4063913251497">
            <text:p>65.41</text:p>
          </table:table-cell>
          <table:table-cell office:value-type="string">
            <text:p>C3</text:p>
          </table:table-cell>
          <table:table-cell table:formula="oooc:=[.D3]*2^(-1/12)" office:value-type="float" office:value="130.812782650299">
            <text:p>130.81</text:p>
          </table:table-cell>
        </table:table-row>
        <table:table-row table:style-name="ro1">
          <table:table-cell office:value-type="string">
            <text:p>C2#</text:p>
          </table:table-cell>
          <table:table-cell table:formula="oooc:=[.B4]*2^(-1/12)" office:value-type="float" office:value="69.295657744218">
            <text:p>69.3</text:p>
          </table:table-cell>
          <table:table-cell office:value-type="string">
            <text:p>C3#</text:p>
          </table:table-cell>
          <table:table-cell table:formula="oooc:=[.D4]*2^(-1/12)" office:value-type="float" office:value="138.591315488436">
            <text:p>138.59</text:p>
          </table:table-cell>
        </table:table-row>
        <table:table-row table:style-name="ro1">
          <table:table-cell office:value-type="string">
            <text:p>D2</text:p>
          </table:table-cell>
          <table:table-cell table:formula="oooc:=[.B5]*2^(-1/12)" office:value-type="float" office:value="73.4161919793519">
            <text:p>73.42</text:p>
          </table:table-cell>
          <table:table-cell office:value-type="string">
            <text:p>D3</text:p>
          </table:table-cell>
          <table:table-cell table:formula="oooc:=[.D5]*2^(-1/12)" office:value-type="float" office:value="146.832383958704">
            <text:p>146.83</text:p>
          </table:table-cell>
        </table:table-row>
        <table:table-row table:style-name="ro1">
          <table:table-cell office:value-type="string">
            <text:p>D2#</text:p>
          </table:table-cell>
          <table:table-cell table:formula="oooc:=[.B6]*2^(-1/12)" office:value-type="float" office:value="77.7817459305202">
            <text:p>77.78</text:p>
          </table:table-cell>
          <table:table-cell office:value-type="string">
            <text:p>D3#</text:p>
          </table:table-cell>
          <table:table-cell table:formula="oooc:=[.D6]*2^(-1/12)" office:value-type="float" office:value="155.56349186104">
            <text:p>155.56</text:p>
          </table:table-cell>
        </table:table-row>
        <table:table-row table:style-name="ro1">
          <table:table-cell office:value-type="string">
            <text:p>E2</text:p>
          </table:table-cell>
          <table:table-cell table:formula="oooc:=[.B7]*2^(-1/12)" office:value-type="float" office:value="82.4068892282175">
            <text:p>82.41</text:p>
          </table:table-cell>
          <table:table-cell office:value-type="string">
            <text:p>E3</text:p>
          </table:table-cell>
          <table:table-cell table:formula="oooc:=[.D7]*2^(-1/12)" office:value-type="float" office:value="164.813778456435">
            <text:p>164.81</text:p>
          </table:table-cell>
        </table:table-row>
        <table:table-row table:style-name="ro1">
          <table:table-cell office:value-type="string">
            <text:p>F2</text:p>
          </table:table-cell>
          <table:table-cell table:formula="oooc:=[.B8]*2^(-1/12)" office:value-type="float" office:value="87.307057858251">
            <text:p>87.31</text:p>
          </table:table-cell>
          <table:table-cell office:value-type="string">
            <text:p>F3</text:p>
          </table:table-cell>
          <table:table-cell table:formula="oooc:=[.D8]*2^(-1/12)" office:value-type="float" office:value="174.614115716502">
            <text:p>174.61</text:p>
          </table:table-cell>
        </table:table-row>
        <table:table-row table:style-name="ro1">
          <table:table-cell office:value-type="string">
            <text:p>F2#</text:p>
          </table:table-cell>
          <table:table-cell table:formula="oooc:=[.B9]*2^(-1/12)" office:value-type="float" office:value="92.4986056779086">
            <text:p>92.5</text:p>
          </table:table-cell>
          <table:table-cell office:value-type="string">
            <text:p>F3#</text:p>
          </table:table-cell>
          <table:table-cell table:formula="oooc:=[.D9]*2^(-1/12)" office:value-type="float" office:value="184.997211355817">
            <text:p>185</text:p>
          </table:table-cell>
        </table:table-row>
        <table:table-row table:style-name="ro1">
          <table:table-cell office:value-type="string">
            <text:p>G2</text:p>
          </table:table-cell>
          <table:table-cell table:formula="oooc:=[.B10]*2^(-1/12)" office:value-type="float" office:value="97.9988589954373">
            <text:p>98</text:p>
          </table:table-cell>
          <table:table-cell office:value-type="string">
            <text:p>G3</text:p>
          </table:table-cell>
          <table:table-cell table:formula="oooc:=[.D10]*2^(-1/12)" office:value-type="float" office:value="195.997717990875">
            <text:p>196</text:p>
          </table:table-cell>
        </table:table-row>
        <table:table-row table:style-name="ro1">
          <table:table-cell office:value-type="string">
            <text:p>G2#</text:p>
          </table:table-cell>
          <table:table-cell table:formula="oooc:=[.B11]*2^(-1/12)" office:value-type="float" office:value="103.826174394986">
            <text:p>103.83</text:p>
          </table:table-cell>
          <table:table-cell office:value-type="string">
            <text:p>G3#</text:p>
          </table:table-cell>
          <table:table-cell table:formula="oooc:=[.D11]*2^(-1/12)" office:value-type="float" office:value="207.652348789973">
            <text:p>207.65</text:p>
          </table:table-cell>
        </table:table-row>
        <table:table-row table:style-name="ro1">
          <table:table-cell office:value-type="string">
            <text:p>A2</text:p>
          </table:table-cell>
          <table:table-cell table:formula="oooc:=440*2^(-2)" office:value-type="float" office:value="110">
            <text:p>110</text:p>
          </table:table-cell>
          <table:table-cell office:value-type="string">
            <text:p>A3</text:p>
          </table:table-cell>
          <table:table-cell table:formula="oooc:=440*2^(-1)" office:value-type="float" office:value="220">
            <text:p>220</text:p>
          </table:table-cell>
        </table:table-row>
        <table:table-row table:style-name="ro1">
          <table:table-cell office:value-type="string">
            <text:p>A2#</text:p>
          </table:table-cell>
          <table:table-cell table:formula="oooc:=[.B11]*2^(1/12)" office:value-type="float" office:value="116.540940379522">
            <text:p>116.54</text:p>
          </table:table-cell>
          <table:table-cell office:value-type="string">
            <text:p>A3#</text:p>
          </table:table-cell>
          <table:table-cell table:formula="oooc:=[.D11]*2^(1/12)" office:value-type="float" office:value="233.081880759045">
            <text:p>233.08</text:p>
          </table:table-cell>
        </table:table-row>
        <table:table-row table:style-name="ro1">
          <table:table-cell office:value-type="string">
            <text:p>B2</text:p>
          </table:table-cell>
          <table:table-cell table:formula="oooc:=[.B12]*2^(1/12)" office:value-type="float" office:value="123.470825314031">
            <text:p>123.47</text:p>
          </table:table-cell>
          <table:table-cell office:value-type="string">
            <text:p>B3</text:p>
          </table:table-cell>
          <table:table-cell table:formula="oooc:=[.D12]*2^(1/12)" office:value-type="float" office:value="246.941650628062">
            <text:p>246.94</text:p>
          </table:table-cell>
        </table:table-row>
        <table:table-row table:style-name="ro1">
          <table:table-cell office:value-type="string">
            <text:p>C4</text:p>
          </table:table-cell>
          <table:table-cell table:formula="oooc:=[.B15]*2^(-1/12)" office:value-type="float" office:value="261.625565300599">
            <text:p>261.63</text:p>
          </table:table-cell>
          <table:table-cell office:value-type="string">
            <text:p>C5</text:p>
          </table:table-cell>
          <table:table-cell table:formula="oooc:=[.D15]*2^(-1/12)" office:value-type="float" office:value="523.251130601197">
            <text:p>523.25</text:p>
          </table:table-cell>
        </table:table-row>
        <table:table-row table:style-name="ro1">
          <table:table-cell office:value-type="string">
            <text:p>C4#</text:p>
          </table:table-cell>
          <table:table-cell table:formula="oooc:=[.B16]*2^(-1/12)" office:value-type="float" office:value="277.182630976872">
            <text:p>277.18</text:p>
          </table:table-cell>
          <table:table-cell office:value-type="string">
            <text:p>C5#</text:p>
          </table:table-cell>
          <table:table-cell table:formula="oooc:=[.D16]*2^(-1/12)" office:value-type="float" office:value="554.365261953744">
            <text:p>554.37</text:p>
          </table:table-cell>
        </table:table-row>
        <table:table-row table:style-name="ro1">
          <table:table-cell office:value-type="string">
            <text:p>D4</text:p>
          </table:table-cell>
          <table:table-cell table:formula="oooc:=[.B17]*2^(-1/12)" office:value-type="float" office:value="293.664767917408">
            <text:p>293.66</text:p>
          </table:table-cell>
          <table:table-cell office:value-type="string">
            <text:p>D5</text:p>
          </table:table-cell>
          <table:table-cell table:formula="oooc:=[.D17]*2^(-1/12)" office:value-type="float" office:value="587.329535834815">
            <text:p>587.33</text:p>
          </table:table-cell>
        </table:table-row>
        <table:table-row table:style-name="ro1">
          <table:table-cell office:value-type="string">
            <text:p>D4#</text:p>
          </table:table-cell>
          <table:table-cell table:formula="oooc:=[.B18]*2^(-1/12)" office:value-type="float" office:value="311.126983722081">
            <text:p>311.13</text:p>
          </table:table-cell>
          <table:table-cell office:value-type="string">
            <text:p>D5#</text:p>
          </table:table-cell>
          <table:table-cell table:formula="oooc:=[.D18]*2^(-1/12)" office:value-type="float" office:value="622.253967444162">
            <text:p>622.25</text:p>
          </table:table-cell>
        </table:table-row>
        <table:table-row table:style-name="ro1">
          <table:table-cell office:value-type="string">
            <text:p>E4</text:p>
          </table:table-cell>
          <table:table-cell table:formula="oooc:=[.B19]*2^(-1/12)" office:value-type="float" office:value="329.62755691287">
            <text:p>329.63</text:p>
          </table:table-cell>
          <table:table-cell office:value-type="string">
            <text:p>E5</text:p>
          </table:table-cell>
          <table:table-cell table:formula="oooc:=[.D19]*2^(-1/12)" office:value-type="float" office:value="659.25511382574">
            <text:p>659.26</text:p>
          </table:table-cell>
        </table:table-row>
        <table:table-row table:style-name="ro1">
          <table:table-cell office:value-type="string">
            <text:p>F4</text:p>
          </table:table-cell>
          <table:table-cell table:formula="oooc:=[.B20]*2^(-1/12)" office:value-type="float" office:value="349.228231433004">
            <text:p>349.23</text:p>
          </table:table-cell>
          <table:table-cell office:value-type="string">
            <text:p>F5</text:p>
          </table:table-cell>
          <table:table-cell table:formula="oooc:=[.D20]*2^(-1/12)" office:value-type="float" office:value="698.456462866008">
            <text:p>698.46</text:p>
          </table:table-cell>
        </table:table-row>
        <table:table-row table:style-name="ro1">
          <table:table-cell office:value-type="string">
            <text:p>F4#</text:p>
          </table:table-cell>
          <table:table-cell table:formula="oooc:=[.B21]*2^(-1/12)" office:value-type="float" office:value="369.994422711634">
            <text:p>369.99</text:p>
          </table:table-cell>
          <table:table-cell office:value-type="string">
            <text:p>F5#</text:p>
          </table:table-cell>
          <table:table-cell table:formula="oooc:=[.D21]*2^(-1/12)" office:value-type="float" office:value="739.988845423269">
            <text:p>739.99</text:p>
          </table:table-cell>
        </table:table-row>
        <table:table-row table:style-name="ro1">
          <table:table-cell office:value-type="string">
            <text:p>G4</text:p>
          </table:table-cell>
          <table:table-cell table:formula="oooc:=[.B22]*2^(-1/12)" office:value-type="float" office:value="391.995435981749">
            <text:p>392</text:p>
          </table:table-cell>
          <table:table-cell office:value-type="string">
            <text:p>G5</text:p>
          </table:table-cell>
          <table:table-cell table:formula="oooc:=[.D22]*2^(-1/12)" office:value-type="float" office:value="783.990871963499">
            <text:p>783.99</text:p>
          </table:table-cell>
        </table:table-row>
        <table:table-row table:style-name="ro1">
          <table:table-cell office:value-type="string">
            <text:p>G4#</text:p>
          </table:table-cell>
          <table:table-cell table:formula="oooc:=[.B23]*2^(-1/12)" office:value-type="float" office:value="415.304697579945">
            <text:p>415.3</text:p>
          </table:table-cell>
          <table:table-cell office:value-type="string">
            <text:p>G5#</text:p>
          </table:table-cell>
          <table:table-cell table:formula="oooc:=[.D23]*2^(-1/12)" office:value-type="float" office:value="830.60939515989">
            <text:p>830.61</text:p>
          </table:table-cell>
        </table:table-row>
        <table:table-row table:style-name="ro1">
          <table:table-cell office:value-type="string">
            <text:p>A</text:p>
          </table:table-cell>
          <table:table-cell table:formula="oooc:=440*2^(0)" office:value-type="float" office:value="440">
            <text:p>440</text:p>
          </table:table-cell>
          <table:table-cell office:value-type="string">
            <text:p>A5</text:p>
          </table:table-cell>
          <table:table-cell table:formula="oooc:=440*2^(1)" office:value-type="float" office:value="880">
            <text:p>880</text:p>
          </table:table-cell>
        </table:table-row>
        <table:table-row table:style-name="ro1">
          <table:table-cell office:value-type="string">
            <text:p>A4#</text:p>
          </table:table-cell>
          <table:table-cell table:formula="oooc:=[.B23]*2^(1/12)" office:value-type="float" office:value="466.16376151809">
            <text:p>466.16</text:p>
          </table:table-cell>
          <table:table-cell office:value-type="string">
            <text:p>A5#</text:p>
          </table:table-cell>
          <table:table-cell table:formula="oooc:=[.D23]*2^(1/12)" office:value-type="float" office:value="932.32752303618">
            <text:p>932.33</text:p>
          </table:table-cell>
        </table:table-row>
        <table:table-row table:style-name="ro1">
          <table:table-cell office:value-type="string">
            <text:p>B4</text:p>
          </table:table-cell>
          <table:table-cell table:formula="oooc:=[.B24]*2^(1/12)" office:value-type="float" office:value="493.883301256124">
            <text:p>493.88</text:p>
          </table:table-cell>
          <table:table-cell office:value-type="string">
            <text:p>B5</text:p>
          </table:table-cell>
          <table:table-cell table:formula="oooc:=[.D24]*2^(1/12)" office:value-type="float" office:value="987.766602512248">
            <text:p>987.77</text:p>
          </table:table-cell>
        </table:table-row>
        <table:table-row table:style-name="ro1">
          <table:table-cell office:value-type="string">
            <text:p>C6</text:p>
          </table:table-cell>
          <table:table-cell table:formula="oooc:=[.B27]*2^(-1/12)" office:value-type="float" office:value="1046.50226120239">
            <text:p>1046.5</text:p>
          </table:table-cell>
          <table:table-cell/>
          <table:table-cell table:style-name="ce5"/>
        </table:table-row>
        <table:table-row table:style-name="ro1">
          <table:table-cell office:value-type="string">
            <text:p>C6#</text:p>
          </table:table-cell>
          <table:table-cell table:formula="oooc:=[.B28]*2^(-1/12)" office:value-type="float" office:value="1108.73052390749">
            <text:p>1108.73</text:p>
          </table:table-cell>
          <table:table-cell/>
          <table:table-cell table:style-name="ce5"/>
        </table:table-row>
        <table:table-row table:style-name="ro1">
          <table:table-cell office:value-type="string">
            <text:p>D6</text:p>
          </table:table-cell>
          <table:table-cell table:formula="oooc:=[.B29]*2^(-1/12)" office:value-type="float" office:value="1174.65907166963">
            <text:p>1174.66</text:p>
          </table:table-cell>
          <table:table-cell/>
          <table:table-cell table:style-name="ce5"/>
        </table:table-row>
        <table:table-row table:style-name="ro1">
          <table:table-cell office:value-type="string">
            <text:p>D6#</text:p>
          </table:table-cell>
          <table:table-cell table:formula="oooc:=[.B30]*2^(-1/12)" office:value-type="float" office:value="1244.50793488832">
            <text:p>1244.51</text:p>
          </table:table-cell>
          <table:table-cell/>
          <table:table-cell table:style-name="ce5"/>
        </table:table-row>
        <table:table-row table:style-name="ro1">
          <table:table-cell office:value-type="string">
            <text:p>E6</text:p>
          </table:table-cell>
          <table:table-cell table:formula="oooc:=[.B31]*2^(-1/12)" office:value-type="float" office:value="1318.51022765148">
            <text:p>1318.51</text:p>
          </table:table-cell>
          <table:table-cell/>
          <table:table-cell table:style-name="ce5"/>
        </table:table-row>
        <table:table-row table:style-name="ro1">
          <table:table-cell office:value-type="string">
            <text:p>F6</text:p>
          </table:table-cell>
          <table:table-cell table:formula="oooc:=[.B32]*2^(-1/12)" office:value-type="float" office:value="1396.91292573202">
            <text:p>1396.91</text:p>
          </table:table-cell>
          <table:table-cell/>
          <table:table-cell table:style-name="ce5"/>
        </table:table-row>
        <table:table-row table:style-name="ro1">
          <table:table-cell office:value-type="string">
            <text:p>F6#</text:p>
          </table:table-cell>
          <table:table-cell table:formula="oooc:=[.B33]*2^(-1/12)" office:value-type="float" office:value="1479.97769084654">
            <text:p>1479.98</text:p>
          </table:table-cell>
          <table:table-cell/>
          <table:table-cell table:style-name="ce5"/>
        </table:table-row>
        <table:table-row table:style-name="ro1">
          <table:table-cell office:value-type="string">
            <text:p>G6</text:p>
          </table:table-cell>
          <table:table-cell table:formula="oooc:=[.B34]*2^(-1/12)" office:value-type="float" office:value="1567.981743927">
            <text:p>1567.98</text:p>
          </table:table-cell>
          <table:table-cell/>
          <table:table-cell table:style-name="ce5"/>
        </table:table-row>
        <table:table-row table:style-name="ro1">
          <table:table-cell office:value-type="string">
            <text:p>G2#</text:p>
          </table:table-cell>
          <table:table-cell table:formula="oooc:=[.B35]*2^(-1/12)" office:value-type="float" office:value="1661.21879031978">
            <text:p>1661.22</text:p>
          </table:table-cell>
          <table:table-cell/>
          <table:table-cell table:style-name="ce5"/>
        </table:table-row>
        <table:table-row table:style-name="ro1">
          <table:table-cell office:value-type="string">
            <text:p>A2</text:p>
          </table:table-cell>
          <table:table-cell table:formula="oooc:=440*2^(2)" office:value-type="float" office:value="1760">
            <text:p>1760</text:p>
          </table:table-cell>
          <table:table-cell/>
          <table:table-cell table:style-name="ce5"/>
        </table:table-row>
        <table:table-row table:style-name="ro1">
          <table:table-cell office:value-type="string">
            <text:p>A2#</text:p>
          </table:table-cell>
          <table:table-cell table:formula="oooc:=[.B35]*2^(1/12)" office:value-type="float" office:value="1864.65504607236">
            <text:p>1864.66</text:p>
          </table:table-cell>
          <table:table-cell/>
          <table:table-cell table:style-name="ce5"/>
        </table:table-row>
        <table:table-row table:style-name="ro1">
          <table:table-cell office:value-type="string">
            <text:p>B2</text:p>
          </table:table-cell>
          <table:table-cell table:formula="oooc:=[.B36]*2^(1/12)" office:value-type="float" office:value="1975.5332050245">
            <text:p>1975.53</text:p>
          </table:table-cell>
          <table:table-cell/>
          <table:table-cell table:style-name="ce5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4">07/24/2008</text:date>, <text:time>14:2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